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text-properties officeooo:rsid="000f660b" officeooo:paragraph-rsid="000f660b"/>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f660b" officeooo:paragraph-rsid="000f660b" style:font-weight-asian="bold" style:font-weight-complex="bold"/>
    </style:style>
    <style:style style:name="P3"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f660b" officeooo:paragraph-rsid="000f660b"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f660b" officeooo:paragraph-rsid="000f660b" style:font-size-asian="17.5pt" style:font-weight-asian="bold" style:font-size-complex="20pt" style:font-weight-complex="bol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f660b" officeooo:paragraph-rsid="000f660b"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style:text-underline-style="solid" style:text-underline-width="auto" style:text-underline-color="font-color" fo:font-weight="bold" officeooo:rsid="000f660b" officeooo:paragraph-rsid="000f660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0f660b" officeooo:paragraph-rsid="000f660b"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ILAN SAE 1.0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Étape 1</text:p>
      <text:p text:style-name="P4">Étude du cas Titanic</text:p>
      <text:p text:style-name="P4"/>
      <text:p text:style-name="P7">Pendant cette étape nous avons étudier le cas Titanic dans son ensemble on a retracé l’histoire de ce navire de croisière de sa construction à son naufrage par un texte résumé puis dans un 2ème temps nous avons analysé la base de données fournie et enfin nous avons établie le SEA de tout l’ensemble.</text:p>
      <text:p text:style-name="P7"/>
      <text:p text:style-name="P5">Etape 2</text:p>
      <text:p text:style-name="P5">Création et justification du SLR</text:p>
      <text:p text:style-name="P6"/>
      <text:p text:style-name="P7">Sur cette étape nous avons principalement travaillé sur le Schéma Relationnel de la base de donnée. Premièrement nous avons analysé la réglementation, pour justifier chaque relation, pour cela nous avons étudier les règles de base de données et on les a appliquées pour transformer la SEA en SLR. Deuxièmement nous avons effectué un tester de conformité le Schéma Relationnel fourni dans le but d’implémenter le Schéma Relationnel dans la base dans PostgreSQL.</text:p>
      <text:p text:style-name="P7"/>
      <text:p text:style-name="P5">Etape 3</text:p>
      <text:p text:style-name="P5">Requêtes</text:p>
      <text:p text:style-name="P7"/>
      <text:p text:style-name="P7"/>
      <text:p text:style-name="P7">Durant cette dernière étape nous avons effectué des requêtes pour étudier différentes situations à partir des données pour mieux comprendre le naufrage. Les résultats obtenus nous on permit de comprendre les études scientifiques liées au naufrage comme celle qui nous apprend que la totalité des enfants a été placé dans une embarcation de sauvetage. Ainsi cette étape vient en conclusion en tant que source de donnée, nous pouvons grâce aux requêtes accéder à n’importe quelle information, à condition de bien savoir la formul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f660b" officeooo:paragraph-rsid="000f660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Jarod Tivollier</text:p>
        <text:p text:style-name="MP1">Léane Buisso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1:35:33.822909612</meta:creation-date>
    <dc:date>2023-01-04T12:18:42.581623699</dc:date>
    <meta:editing-duration>PT43M9S</meta:editing-duration>
    <meta:editing-cycles>1</meta:editing-cycles>
    <meta:generator>LibreOffice/7.4.3.2$Linux_X86_64 LibreOffice_project/1048a8393ae2eeec98dff31b5c133c5f1d08b890</meta:generator>
    <meta:document-statistic meta:table-count="0" meta:image-count="0" meta:object-count="0" meta:page-count="2" meta:paragraph-count="12" meta:word-count="232" meta:character-count="1414" meta:non-whitespace-character-count="1193"/>
  </office:meta>
</office:document-meta>
</file>